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justify" style:justify-single-word="false" style:page-number="1"/>
    </style:style>
    <style:style style:name="P4"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T1" style:family="text">
      <style:text-properties fo:font-weight="bold" style:font-weight-asian="bold"/>
    </style:style>
    <style:style style:name="T2" style:family="text">
      <style:text-properties fo:font-size="10.5pt" style:font-size-asian="10.5pt" style:font-size-complex="10.5pt" fo:background-color="#ffffff"/>
    </style:style>
    <style:style style:name="T3"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span text:style-name="T1">Cyberpunk w formie serialowej, opowiadający o tym, że ludzką świadomość można zapisać na specjalnym dysku i żyć praktycznie w nieskończoność. Brzmi fajnie? Jasne. Jest fajne? No tak nie do końca. Przedstawiam recenzję “Altered Carbon”.</text:span></text:p>
      <text:p text:style-name="P2"><text:span text:style-name="T1">~ Sosna</text:span></text:p>
      <text:p text:style-name="P2"><text:span text:style-name="T1"><text:tab/></text:span>Akcja serialu rozgrywa się w dystopijnej przyszłości roku 2384 i zaczyna się w momencie wydobycia tak zwanej powłoki głównego bohatera z foliowego worka. Powłoki w uniwersum serialu to ciała, w których zamknięta jest świadomość ludzka zapisana na specjalnym dysku. I zniszczenie tego implantu powoduje prawdziwą śmierć człowieka. Fabuła opowiada o ostatnim Emisariuszu, czyli elitarnym najemniku, nazywającym się Takeshi Kovacs, który to zostaje wybudzony, czy też “upowłokowiony”, jak zwykło się mówić w uniwersum serialu, na zlecenie bogacza, który każe mu rozwiązać zagadkę swojego morderstwa.</text:p>
      <text:p text:style-name="P2"><text:tab/>W trakcie wprowadzenia poznajemy też główną bohaterkę serialu, czyli policjantkę Kristin Ortegę, która ma swoje powody do tego, aby podejmować ryzyko pilnowania głównego bohatera na każdym kroku, nawet jeżeli jej metody nie są do końca zgodne z prawem, a ona sama dobrze wie, że może za nie zostać zwolniona z pracy w policji, a nawet skazana.</text:p>
      <text:p text:style-name="P2"><text:tab/>O ile w pierwszych odcinkach fabuła zapowiada się ciekawie, bo jest i tajemnica do rozwiązania, i ciekawi bohaterowie, i w miarę ciekawie poprowadzone dialogi, o tyle w miarę rozwoju fabuły dialogi robią się coraz bardziej drętwe i nijakie, a sami bohaterowie wydają się stać w miejscu, jeśli chodzi o ich relacje.</text:p>
      <text:p text:style-name="P2"><text:tab/>Sceny akcji ogląda się bardzo przyjemnie i widać, że poszło na nie sporo budżetu. Są dobrze zrealizowane, dynamiczne i cieszące oko. Jako że serial nie stroni od brutalności, czuć moc każdego uderzenia oraz widać ich efekty. Także do montażu tych scen nie sposób się przyczepić.</text:p>
      <text:p text:style-name="P4">Klimat serialu jest ciężki, ale mimo to dość przyjemnie się go ogląda. Tym, co przeszkadzało w odbiorze serialu i chłonięciu klimatu, jest nagość. Większość pań występujących w serialu ochoczo pokazuje swoje wdzięki w pełnej krasie, ale i panowie nie stronią od paradowania w stroju Adama. O ile początkowo nie było to jakoś przeszkadzające, o tyle w czasie kolejnych odcinków staje się to zwyczajnie męczące. Moim zdaniem w tym serialu jest za dużo nagości, co sumarycznie bardziej wadzi, niż pomaga w śledzeniu wątków. </text:p>
      <text:p text:style-name="P2"><text:tab/>Inną przeszkadzającą mi rzeczą był fakt stosowania recyklingu niektórych aktorów drugoplanowych z innych netflixowych serii, grających dokładnie te same role. Przykładowo takim aktorem jest <text:span text:style-name="T2">Hiro Kanagawa, który zarówno w iZombie, jak i tutaj, gra praktycznie tę samą postać porządnego gliny, który jednak ma coś na sumieniu, ale pod koniec swojej obecności w serialu się rehabilituje i wszystko jest cacy.</text:span></text:p>
      <text:p text:style-name="P2"><text:tab/>Również motywacje głównego złego w serialu wydały mi się pod koniec głupie i infantylne, jednakże muszę przyznać, że on sam jest dość interesującą postacią i gdyby tylko ten wątek był poprowadzony lepiej, cały serial by na tym zyskał.</text:p>
      <text:p text:style-name="P2"><text:tab/>Nie mogę się za to przyczepić do montażu i udźwiękowienia produkcji. Obie rzeczy zrealizowane bezbłędnie i na wysokim poziomie. Również postacie drugoplanowe, takie jak recepcjonista hotelowy, nazywający się Poe, chyba na cześć Edgara Allana Poego, i nawet wyglądającego podobnie do pisarza, jak i przyjaciel głównego bohatera, który początkowo traktuje Takieshiego z dystansem, ale później jest gotowy bez względu na wszystko pomóc Emisaruszowi, okazują się całkiem ciekawie napisanymi postaciami.</text:p>
      <text:p text:style-name="P2"><text:tab/>Ogółem serial jest dość wciągający i choć poszczególne odcinki trwają mniej więcej godzinę, to jednak nie odczuwałem tego w sposób znaczący. Zasadniczo gdyby pewne wątki wyrzucić, a innym dać rozwinąć się bardziej, serial tylko by na tym zyskał i to sporo. Całość widowiska nie jest może wybitnym przedstawicielem gatunku cyberpunk, jednak ogląda się go bez bólu i zgrzytania zębów. Jeżeli chodzi o klimat i ogólną otoczkę wizualną, nie jest to może poziom takiego na przykład “Blade Runnera 2049”, jednakże całościowo prezentuje się nad wyraz przyjemnie.</text:p>
      <text:p text:style-name="P2"><text:tab/>Poziom aktorstwa wszystkich aktorów wcielających się w bohaterów jest nierówny. O ile <text:span text:style-name="T2">Joel Kinnaman, wcielający się w protagonistę, wykonuje świetną pracę, o tyle nie jestem przekonany co do gry aktorskiej Will Yun Lee, wcielającego się we wcześniejszą powłokę Takashiego. Wydaje mi się zbyt drętwy, nawet jak na szkolonego najemnika, który nie przywiązuje wagi do towarzyszy. Serial </text:span>niby porusza typowe dla cyberpunku zagadnienie definicji człowieka i człowieczeństwa, jednakże zostaje ono bardzo szybko pogrzebane pod masą innych, mniej istotnych, wątków i łatwo można o nim zapomnieć</text:p>
      <text:p text:style-name="P2"><text:tab/>Z tego, co mi wiadomo, serial jest w miarę luźną adaptacją powieści Richarda Morgana pod tym samym tytułem. Na ile jest to luźna interpretacja wydarzeń i bohaterów zaprezentowanych w książce, nie jestem w stanie stwierdzić, gdyż zwyczajnie jej nie czytałem.</text:p>
      <text:p text:style-name="P2"><text:tab/>Podsumowując: “Altered Carbon” to kawał niezłego widowiska, zarówno pod względem klimatu, jak i całej otoczki, jednakże kulejący w warstwie scenariuszowej. I głównie przez to, że scenariusz niedomaga, całość serialu na tym cierpi. Gdyby tylko scenarzysta zdecydował się wywalić kilka zbędnych wątków lub też bardziej opierać się na materiale źródłowym, który to jest ponoć bardzo dobrą powieścią z gatunku cyberpunk, cały serial mógłby być zdecydowanie lepszy. Jednakże mimo jego wad, serial może się podobać. Momentami nawet zachwycić lub też oburzyć. Nie jest to dzieło wybitne, które będzie się wspominało latami, jednakże można obejrzeć jako całkiem przyjemne patrzydło z gatunku, który nad wyraz rzadko pojawia się w formie serialowej.</text:p>
      <text:p text:style-name="P2"/>
      <text:p text:style-name="P1"><text:a xlink:type="simple" xlink:href="https://i.imgur.com/pXe5d7r.jpg" text:style-name="Internet_20_link" text:visited-style-name="Visited_20_Internet_20_Link"><text:span text:style-name="T3">https://i.imgur.com/pXe5d7r.jpg</text:span></text:a> ←- Head, źródło: <text:a xlink:type="simple" xlink:href="https://whumpslist.tumblr.com/post/170501372242/altered-carbons-whumps-list-referred-to-main" text:style-name="Internet_20_link" text:visited-style-name="Visited_20_Internet_20_Link"><text:span text:style-name="T3">https://whumpslist.tumblr.com/post/170501372242/altered-carbons-whumps-list-referred-to-main</text:span></text:a></text:p>
      <text:p text:style-name="P2"/>
      <text:p text:style-name="P2"/>
      <text:p text:style-name="P2"><text:a xlink:type="simple" xlink:href="https://i.imgur.com/7vf3GPN.jpg" text:style-name="Internet_20_link" text:visited-style-name="Visited_20_Internet_20_Link"><text:span text:style-name="T3">https://i.imgur.com/7vf3GPN.jpg</text:span></text:a> </text:p>
      <text:p text:style-name="P2"><text:a xlink:type="simple" xlink:href="https://i.imgur.com/fnJSrDO.jpg" text:style-name="Internet_20_link" text:visited-style-name="Visited_20_Internet_20_Link"><text:span text:style-name="T3">https://i.imgur.com/fnJSrDO.jpg</text:span></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841" meta:character-count="5785" meta:non-whitespace-character-count="4947"/>
    <meta:generator>LibreOfficeDev/5.1.0.3$Linux_X86_64 LibreOffice_project/</meta:generator>
  </office:meta>
</office:document-meta>
</file>